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5.4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geometry module basic computations </text:p>
          </table:table-cell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00-00-00</text:date>, <text:time style:data-style-name="N2" text:time-value="12:39:33.539096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08T12:42:25.239542399</dc:date>
    <dc:creator>Alexis Pietak</dc:creator>
    <meta:editing-duration>PT9H37M1S</meta:editing-duration>
    <meta:editing-cycles>16</meta:editing-cycles>
    <meta:document-statistic meta:table-count="1" meta:cell-count="27" meta:object-count="0"/>
  </office:meta>
</office:document-meta>
</file>